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3.399cm" table:align="left"/>
    </style:style>
    <style:style style:name="Tabla1.A" style:family="table-column">
      <style:table-column-properties style:column-width="3.194cm"/>
    </style:style>
    <style:style style:name="Tabla1.B" style:family="table-column">
      <style:table-column-properties style:column-width="5.008cm"/>
    </style:style>
    <style:style style:name="Tabla1.C" style:family="table-column">
      <style:table-column-properties style:column-width="5.196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1pt" fo:font-weight="bold" officeooo:rsid="00065b0a" officeooo:paragraph-rsid="00065b0a" style:font-size-asian="18.3500003814697pt" style:font-weight-asian="bold" style:font-size-complex="2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65b0a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fo:font-weight="normal" officeooo:rsid="00065b0a" officeooo:paragraph-rsid="0008635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084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8635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fo:font-weight="normal" officeooo:rsid="0008084e" officeooo:paragraph-rsid="000e161f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Ubuntu" fo:font-size="12pt" fo:font-weight="normal" officeooo:rsid="00086350" officeooo:paragraph-rsid="0008635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fo:font-weight="normal" officeooo:rsid="000bab83" officeooo:paragraph-rsid="000bab8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fo:font-weight="normal" officeooo:rsid="000e71f0" officeooo:paragraph-rsid="000e71f0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fo:font-weight="normal" officeooo:rsid="000e911b" officeooo:paragraph-rsid="000e911b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65b0a" officeooo:paragraph-rsid="00065b0a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fo:font-weight="bold" officeooo:rsid="00065b0a" officeooo:paragraph-rsid="00065b0a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weight="bold" officeooo:rsid="000e71f0" officeooo:paragraph-rsid="000e71f0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Ubuntu" fo:font-size="12pt" officeooo:rsid="000e911b" officeooo:paragraph-rsid="000e911b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Ubuntu" fo:font-size="12pt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Ubuntu" fo:font-size="12pt" officeooo:paragraph-rsid="000e911b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weight="normal" officeooo:rsid="000e911b" officeooo:paragraph-rsid="000e911b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weight="normal" officeooo:rsid="001152df" officeooo:paragraph-rsid="001152df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weight="bold" officeooo:rsid="001152df" officeooo:paragraph-rsid="001152df" style:font-size-asian="12pt" style:font-weight-asian="bold" style:font-size-complex="12pt" style:font-weight-complex="bold"/>
    </style:style>
    <style:style style:name="T1" style:family="text">
      <style:text-properties officeooo:rsid="0008083b"/>
    </style:style>
    <style:style style:name="T2" style:family="text">
      <style:text-properties officeooo:rsid="00086350"/>
    </style:style>
    <style:style style:name="T3" style:family="text">
      <style:text-properties fo:color="#cccccc" loext:opacity="100%" officeooo:rsid="000b1d8b"/>
    </style:style>
    <style:style style:name="T4" style:family="text">
      <style:text-properties officeooo:rsid="000b1d8b"/>
    </style:style>
    <style:style style:name="T5" style:family="text">
      <style:text-properties officeooo:rsid="000e161f"/>
    </style:style>
    <style:style style:name="T6" style:family="text">
      <style:text-properties officeooo:rsid="000e911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b2b2b2" loext:opacity="100%"/>
    </style:style>
    <style:style style:name="T9" style:family="text">
      <style:text-properties fo:color="#b2b2b2" loext:opacity="100%" officeooo:rsid="00103300"/>
    </style:style>
    <style:style style:name="T10" style:family="text">
      <style:text-properties fo:color="#b2b2b2" loext:opacity="100%" officeooo:rsid="0010b6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/SQL</text:p>
      <text:p text:style-name="P1"/>
      <text:p text:style-name="P13">PROGRAMACIÓN EN BASE DE DATOS</text:p>
      <text:p text:style-name="P2"/>
      <text:p text:style-name="P13">Bloque anónimo</text:p>
      <text:p text:style-name="P12"/>
      <text:p text:style-name="P2">DECLARE <text:span text:style-name="T3">//declaro todas las variables</text:span></text:p>
      <text:p text:style-name="P2">v_alumno<text:tab/>VARCHAR2<text:tab/><text:tab/>alumno.id%TYPE</text:p>
      <text:p text:style-name="P2"><text:tab/><text:tab/>NUMBER</text:p>
      <text:p text:style-name="P2"><text:tab/><text:tab/>DATE</text:p>
      <text:p text:style-name="P2"/>
      <text:p text:style-name="P2">BEGIN</text:p>
      <text:p text:style-name="P2"><text:tab/><text:span text:style-name="T1">IF v_alumno &gt; 100 THEN</text:span></text:p>
      <text:p text:style-name="P2"><text:tab/><text:span text:style-name="T1">ELSE...</text:span></text:p>
      <text:p text:style-name="P2"><text:tab/><text:span text:style-name="T1">ELSE IF...</text:span></text:p>
      <text:p text:style-name="P2"><text:tab/><text:span text:style-name="T1">END IF;</text:span></text:p>
      <text:p text:style-name="P2"/>
      <text:p text:style-name="P2"><text:tab/><text:span text:style-name="T1">FOR I IN 1...9 LOOP</text:span></text:p>
      <text:p text:style-name="P2"><text:tab/><text:span text:style-name="T1">instrucciones...</text:span></text:p>
      <text:p text:style-name="P2"><text:tab/><text:span text:style-name="T1">END LOOP;</text:span></text:p>
      <text:p text:style-name="P2"/>
      <text:p text:style-name="P2"><text:tab/><text:span text:style-name="T2">EXCEPTION</text:span></text:p>
      <text:p text:style-name="P2">END;</text:p>
      <text:p text:style-name="P2"/>
      <text:p text:style-name="P3">-------------------------------------------------------------------------------------------------------------------------</text:p>
      <text:p text:style-name="P2"/>
      <text:p text:style-name="P4">PROCEDURES</text:p>
      <text:p text:style-name="P4">CREATE OR REPLACE PROCEDURE</text:p>
      <text:p text:style-name="P4">nombre -&gt;<text:tab/>|<text:tab/>parametro1<text:tab/>IN<text:tab/>|</text:p>
      <text:p text:style-name="P4"><text:tab/><text:tab/>|<text:tab/><text:tab/>OUT<text:tab/><text:tab/>| AS/IS</text:p>
      <text:p text:style-name="P4"><text:tab/><text:tab/>|<text:tab/><text:tab/>IN/OUT<text:tab/>|</text:p>
      <text:p text:style-name="P4"/>
      <text:p text:style-name="P4">BEGIN</text:p>
      <text:p text:style-name="P4"/>
      <text:p text:style-name="P4"/>
      <text:p text:style-name="P7">END</text:p>
      <text:p text:style-name="P2"/>
      <text:p text:style-name="P2">-------------------------------------------------------------------------------------------------------------------------</text:p>
      <text:p text:style-name="P2"/>
      <text:p text:style-name="P5">CREATE OR REPLACE <text:span text:style-name="T2">FUNCTION</text:span></text:p>
      <text:p text:style-name="P5">nombre_<text:span text:style-name="T2">function</text:span> -&gt;|<text:tab/><text:tab/> IN<text:tab/> <text:s text:c="2"/>|<text:tab/><text:tab/><text:tab/> <text:s text:c="2"/><text:span text:style-name="T5">|</text:span></text:p>
      <text:p text:style-name="P6"><text:tab/><text:tab/><text:tab/> |parametro1 OUT<text:tab/> <text:s text:c="2"/>|,parametro2…<text:span text:style-name="T5"><text:tab/> <text:s text:c="2"/>|</text:span><text:span text:style-name="T2">RETURN VARCHAR2 </text:span><text:span text:style-name="T5">| </text:span></text:p>
      <text:p text:style-name="P5"><text:tab/><text:tab/><text:tab/> |<text:tab/><text:tab/> IN/OUT|<text:tab/><text:tab/><text:tab/> <text:s text:c="2"/><text:span text:style-name="T5">|</text:span></text:p>
      <text:p text:style-name="P5">BEGIN</text:p>
      <text:p text:style-name="P5"/>
      <text:p text:style-name="P5"><text:tab/><text:span text:style-name="T2">RETURN</text:span></text:p>
      <text:p text:style-name="P5"/>
      <text:p text:style-name="P7">END</text:p>
      <text:p text:style-name="P7"/>
      <text:p text:style-name="P8">%<text:span text:style-name="T4">TYPE va a la tabla ymira el valor.</text:span></text:p>
      <text:p text:style-name="P9">Las condiciones no van entre parentesis</text:p>
      <text:p text:style-name="P9"/>
      <text:p text:style-name="P9">--------------------------------------------------------------</text:p>
      <text:p text:style-name="P9"/>
      <text:p text:style-name="P14">TRIGGER</text:p>
      <text:p text:style-name="P10"/>
      <text:p text:style-name="P10">Desencadena algo a partir de un evento</text:p>
      <text:p text:style-name="P10"/>
      <text:p text:style-name="P10">CREATATE OR REPLACE TRIGGER…</text:p>
      <text:p text:style-name="P10"><text:tab/><text:tab/><text:tab/><text:tab/>| INSERT<text:tab/>|<text:tab/>|</text:p>
      <text:p text:style-name="P10"><text:tab/>AFTER/BEFORE<text:tab/>| UPDATE<text:tab/>| OR<text:tab/>| UPDATE/DELETE</text:p>
      <text:p text:style-name="P10"><text:tab/><text:tab/><text:tab/><text:tab/>| DELETE<text:tab/>|<text:tab/>|</text:p>
      <text:p text:style-name="P10"/>
      <text:p text:style-name="P11">ON nombre_tabla [FOR EACH ROW]</text:p>
      <text:p text:style-name="P11"/>
      <text:p text:style-name="P11">DECLARE <text:span text:style-name="T8">// </text:span><text:span text:style-name="T9">Si se van a usar variables</text:span></text:p>
      <text:p text:style-name="P11">...</text:p>
      <text:p text:style-name="P11">BEING</text:p>
      <text:p text:style-name="P11"/>
      <text:p text:style-name="P11">IF INSERTING THEN</text:p>
      <text:p text:style-name="P11">ELSEIF DELTING THEN</text:p>
      <text:p text:style-name="P11"/>
      <text:p text:style-name="P11">END</text:p>
      <text:p text:style-name="P11"/>
      <text:p text:style-name="P11"/>
      <text:p text:style-name="P11"><text:span text:style-name="T7">CURSORES</text:span>: <text:span text:style-name="T8">// </text:span><text:span text:style-name="T10">Es como un vector de objetos</text:span>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16">:<text:span text:style-name="T6">new</text:span></text:p>
          </table:table-cell>
          <table:table-cell table:style-name="Tabla1.C1" office:value-type="string">
            <text:p text:style-name="P16">:<text:span text:style-name="T6">old</text:span></text:p>
          </table:table-cell>
        </table:table-row>
        <table:table-row>
          <table:table-cell table:style-name="Tabla1.A2" office:value-type="string">
            <text:p text:style-name="P15">INSERT</text:p>
          </table:table-cell>
          <table:table-cell table:style-name="Tabla1.A2" office:value-type="string">
            <text:p text:style-name="P16">:<text:span text:style-name="T6">new numvend</text:span></text:p>
          </table:table-cell>
          <table:table-cell table:style-name="Tabla1.C2" office:value-type="string">
            <text:p text:style-name="P15">X</text:p>
          </table:table-cell>
        </table:table-row>
        <table:table-row>
          <table:table-cell table:style-name="Tabla1.A2" office:value-type="string">
            <text:p text:style-name="P15">DELETE</text:p>
          </table:table-cell>
          <table:table-cell table:style-name="Tabla1.A2" office:value-type="string">
            <text:p text:style-name="P15">X</text:p>
          </table:table-cell>
          <table:table-cell table:style-name="Tabla1.C2" office:value-type="string">
            <text:p text:style-name="P16"><text:bookmark-start text:name="__DdeLink__131_2156889624"/>:<text:span text:style-name="T6">old numvend</text:span><text:bookmark-end text:name="__DdeLink__131_2156889624"/></text:p>
          </table:table-cell>
        </table:table-row>
        <table:table-row>
          <table:table-cell table:style-name="Tabla1.A2" office:value-type="string">
            <text:p text:style-name="P15">UPDATE</text:p>
          </table:table-cell>
          <table:table-cell table:style-name="Tabla1.A2" office:value-type="string">
            <text:p text:style-name="P15">:new numvend</text:p>
          </table:table-cell>
          <table:table-cell table:style-name="Tabla1.C2" office:value-type="string">
            <text:p text:style-name="P17">:<text:span text:style-name="T6">old numvend</text:span></text:p>
          </table:table-cell>
        </table:table-row>
      </table:table>
      <text:p text:style-name="P11"/>
      <text:p text:style-name="P11"/>
      <text:p text:style-name="P20">VARIABLES</text:p>
      <text:p text:style-name="P19"/>
      <text:p text:style-name="P19">v_var1<text:tab/>NUMBER, VARCHAR2, DATE…</text:p>
      <text:p text:style-name="P19"/>
      <text:p text:style-name="P19">v_var2<text:tab/>pieza.numpieza%TYPE → SELECT numpieza INTO v_var2 from preciosum WHERE descuento = 80;</text:p>
      <text:p text:style-name="P19"/>
      <text:p text:style-name="P19">v_var3<text:tab/>pieza%ROWTYPE; → SELECT * <text:s/>INTO v_var3 pieza WHERE numpieza =</text:p>
      <text:p text:style-name="P19"><text:s/>‘A-1001-L’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20:01:37.329157062</meta:creation-date>
    <dc:date>2025-04-02T17:39:16.078875996</dc:date>
    <meta:editing-duration>PT1H23M33S</meta:editing-duration>
    <meta:editing-cycles>11</meta:editing-cycles>
    <meta:generator>LibreOffice/7.3.7.2$Linux_X86_64 LibreOffice_project/30$Build-2</meta:generator>
    <meta:document-statistic meta:table-count="1" meta:image-count="0" meta:object-count="0" meta:page-count="2" meta:paragraph-count="66" meta:word-count="199" meta:character-count="1478" meta:non-whitespace-character-count="1281"/>
  </office:meta>
</office:document-meta>
</file>